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1.326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6.034cm"/>
    </style:style>
    <style:style style:name="co8" style:family="table-column">
      <style:table-column-properties fo:break-before="auto" style:column-width="16.272cm"/>
    </style:style>
    <style:style style:name="co9" style:family="table-column">
      <style:table-column-properties fo:break-before="auto" style:column-width="1.993cm"/>
    </style:style>
    <style:style style:name="co10" style:family="table-column">
      <style:table-column-properties fo:break-before="auto" style:column-width="0.967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14.672cm"/>
    </style:style>
    <style:style style:name="co13" style:family="table-column">
      <style:table-column-properties fo:break-before="auto" style:column-width="17.179cm"/>
    </style:style>
    <style:style style:name="co14" style:family="table-column">
      <style:table-column-properties fo:break-before="auto" style:column-width="15.1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15.293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ackground-color="#114398" fo:border-left="none" fo:border-right="0.002cm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1ce2a5" fo:border-left="none" fo:border-right="0.002cm solid #000000" fo:border-top="none"/>
    </style:style>
    <style:style style:name="ce1" style:family="table-cell" style:parent-style-name="Default">
      <style:table-cell-properties fo:background-color="#ffd14a"/>
    </style:style>
    <style:style style:name="ce12" style:family="table-cell" style:parent-style-name="Default">
      <style:table-cell-properties fo:border-bottom="none" fo:background-color="#ca3433" fo:border-left="none" fo:border-right="0.002cm solid #000000" fo:border-top="none"/>
    </style:style>
    <style:style style:name="ce13" style:family="table-cell" style:parent-style-name="Default">
      <style:table-cell-properties fo:border-bottom="none" fo:background-color="#e1e1e1" fo:border-left="none" fo:border-right="0.002cm solid #000000" fo:border-top="none"/>
    </style:style>
    <style:style style:name="ce14" style:family="table-cell" style:parent-style-name="Default">
      <style:table-cell-properties fo:border-bottom="none" fo:background-color="#ffd14a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ackground-color="#1ce2a5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table-cell-properties fo:background-color="#1ce2a5"/>
    </style:style>
    <style:style style:name="ce3" style:family="table-cell" style:parent-style-name="Default">
      <style:table-cell-properties fo:background-color="#e1e1e1"/>
    </style:style>
    <style:style style:name="ce4" style:family="table-cell" style:parent-style-name="Default">
      <style:table-cell-properties fo:background-color="#ca3433"/>
    </style:style>
    <style:style style:name="ce5" style:family="table-cell" style:parent-style-name="Default">
      <style:table-cell-properties fo:background-color="#114398"/>
      <style:text-properties fo:color="#ffffff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0.002cm solid #000000" fo:background-color="#114398" fo:border-left="none" fo:border-right="0.002cm solid #000000" fo:border-top="none"/>
      <style:text-properties fo:color="#ffffff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114398" fo:border-left="none" fo:border-right="none" fo:border-top="none"/>
      <style:text-properties fo:color="#ffffff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="none"/>
    </style:style>
    <style:style style:name="ce30" style:family="table-cell" style:parent-style-name="Default">
      <style:text-properties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a31515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calculation-settings table:automatic-find-labels="false"/>
      <table:table table:name="Intro" table:style-name="ta1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>
            <text:p>Jerry</text:p>
          </table:table-cell>
          <table:table-cell table:style-name="ce2" office:value-type="string">
            <text:p>Nicky</text:p>
          </table:table-cell>
          <table:table-cell table:style-name="ce3" office:value-type="string">
            <text:p>Lucy</text:p>
          </table:table-cell>
          <table:table-cell table:style-name="ce4" office:value-type="string">
            <text:p>Alex</text:p>
          </table:table-cell>
          <table:table-cell table:style-name="ce5" office:value-type="string">
            <text:p>Steph</text:p>
          </table:table-cell>
        </table:table-row>
        <table:table-row table:style-name="ro1">
          <table:table-cell table:style-name="Default"/>
          <table:table-cell table:style-name="Default" office:value-type="string">
            <text:p>fad445</text:p>
          </table:table-cell>
          <table:table-cell office:value-type="string">
            <text:p>1ce2a5</text:p>
          </table:table-cell>
          <table:table-cell office:value-type="string">
            <text:p>e1e1e1</text:p>
          </table:table-cell>
          <table:table-cell office:value-type="string">
            <text:p>ce3233</text:p>
          </table:table-cell>
          <table:table-cell office:value-type="float" office:value="114398">
            <text:p>114398</text:p>
          </table:table-cell>
        </table:table-row>
        <table:table-row table:style-name="ro1">
          <table:table-cell table:style-name="Default"/>
          <table:table-cell table:style-name="ce1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Alright, Team N-Bomb!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Here're the new games that I've-</text:p>
          </table:table-cell>
          <table:table-cell table:number-columns-repeated="4"/>
        </table:table-row>
        <table:table-row table:style-name="ro1">
          <table:table-cell table:style-name="ce1" office:value-type="string">
            <text:p>Jerry</text:p>
          </table:table-cell>
          <table:table-cell table:style-name="ce1" office:value-type="string">
            <text:p>I vote to finally change our gang-name.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2">case</text:span><text:span text:style-name="T1"> 0:</text:span>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WHAAAAAT!?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1"><text:tab/></text:span><text:span text:style-name="T2">return</text:span><text:span text:style-name="T1"> </text:span><text:span text:style-name="T3">"Steph"</text:span><text:span text:style-name="T1">;</text:span>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The N-Bomb is the mightiest force in the universe!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2">case</text:span><text:span text:style-name="T1"> 1:</text:span>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We are like a huge explosion of Nickies! *flexes muscles*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1"><text:tab/></text:span><text:span text:style-name="T2">return</text:span><text:span text:style-name="T1"> </text:span><text:span text:style-name="T3">"Alex"</text:span><text:span text:style-name="T1">;</text:span></text:p>
          </table:table-cell>
          <table:table-cell/>
        </table:table-row>
        <table:table-row table:style-name="ro1">
          <table:table-cell table:style-name="ce3" office:value-type="string">
            <text:p>Lucy</text:p>
          </table:table-cell>
          <table:table-cell table:style-name="ce3" office:value-type="string">
            <text:p>I love your creativity, Nicky but there's something about the name…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2">case</text:span><text:span text:style-name="T1"> 2:</text:span></text:p>
          </table:table-cell>
          <table:table-cell/>
        </table:table-row>
        <table:table-row table:style-name="ro1">
          <table:table-cell table:style-name="ce4" office:value-type="string">
            <text:p>Alex</text:p>
          </table:table-cell>
          <table:table-cell table:style-name="ce4" office:value-type="string">
            <text:p>True.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1"><text:tab/></text:span><text:span text:style-name="T2">return</text:span><text:span text:style-name="T1"> </text:span><text:span text:style-name="T3">"Jerry"</text:span><text:span text:style-name="T1">;</text:span>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TRAITORS! OUR VENGEANCE SHALL STRIKE YOU IN THESE GAMES! RIGHT, STEPH?!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2">case</text:span><text:span text:style-name="T1"> 3:</text:span></text:p>
          </table:table-cell>
          <table:table-cell/>
        </table:table-row>
        <table:table-row table:style-name="ro1">
          <table:table-cell table:style-name="ce5" office:value-type="string">
            <text:p>Steph</text:p>
          </table:table-cell>
          <table:table-cell table:style-name="ce5" office:value-type="string">
            <text:p>Actually, I hate that name, too.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1"><text:tab/></text:span><text:span text:style-name="T2">return</text:span><text:span text:style-name="T1"> </text:span><text:span text:style-name="T3">"Lucy"</text:span><text:span text:style-name="T1">;</text:span>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GRAAAAHHH! YOU MONSTERS! FINE! YOU COME UP WITH SOMETHING BETTER THEN!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2">case</text:span><text:span text:style-name="T1"> 4:</text:span></text:p>
          </table:table-cell>
          <table:table-cell/>
        </table:table-row>
        <table:table-row table:style-name="ro1">
          <table:table-cell table:style-name="ce5" office:value-type="string">
            <text:p>Steph</text:p>
          </table:table-cell>
          <table:table-cell table:style-name="ce5" office:value-type="string">
            <text:p>Urvans</text:p>
          </table:table-cell>
          <table:table-cell table:number-columns-repeated="2"/>
          <table:table-cell table:style-name="ce30" office:value-type="string">
            <text:p><text:span text:style-name="T1"><text:tab/></text:span><text:span text:style-name="T1"><text:tab/></text:span><text:span text:style-name="T1"><text:tab/></text:span><text:span text:style-name="T2">return</text:span><text:span text:style-name="T1"> </text:span><text:span text:style-name="T3">"Nicky"</text:span><text:span text:style-name="T1">;</text:span>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Oh, that's loads better.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>
            <text:p>([0-4]) <text:s text:c="2"/>([^\r\n]*)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Okay, AS I WAS SAYING…</text:p>
          </table:table-cell>
          <table:table-cell table:number-columns-repeated="2"/>
          <table:table-cell office:value-type="string">
            <text:p><text:s text:c="8"/>intro.Add(new DialogLine($1,"$2"));</text:p>
          </table:table-cell>
          <table:table-cell/>
        </table:table-row>
        <table:table-row table:style-name="ro1">
          <table:table-cell office:value-type="string">
            <text:p>Nicky</text:p>
          </table:table-cell>
          <table:table-cell office:value-type="string">
            <text:p>The new games are in.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I will instruct you as we go through each one – any questions so far?</text:p>
          </table:table-cell>
          <table:table-cell table:number-columns-repeated="4"/>
        </table:table-row>
        <table:table-row table:style-name="ro1">
          <table:table-cell table:style-name="ce1" office:value-type="string">
            <text:p>Jerry</text:p>
          </table:table-cell>
          <table:table-cell table:style-name="ce1" office:value-type="string">
            <text:p>Yes. Will you get us in danger again?</text:p>
          </table:table-cell>
          <table:table-cell table:number-columns-repeated="4"/>
        </table:table-row>
        <table:table-row table:style-name="ro1">
          <table:table-cell table:style-name="ce1" office:value-type="string">
            <text:p>Jerry</text:p>
          </table:table-cell>
          <table:table-cell table:style-name="ce1" office:value-type="string">
            <text:p>I don't want to drag someone out of some goo again.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Pfsht. Stop being so boring! I thought you wanted to be great adventurers!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lex</text:p>
          </table:table-cell>
          <table:table-cell table:style-name="ce4" office:value-type="string">
            <text:p>I like adventures.</text:p>
          </table:table-cell>
          <table:table-cell table:number-columns-repeated="4"/>
        </table:table-row>
        <table:table-row table:style-name="ro1">
          <table:table-cell table:style-name="ce3" office:value-type="string">
            <text:p>Lucy</text:p>
          </table:table-cell>
          <table:table-cell table:style-name="ce3" office:value-type="string">
            <text:p>YES! Me, too! But I don't want to hurt myself again…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Don't worry, little one, there is no danger involved this time!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I know all of you need training before going full N-bomb again, so today will be safe!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BUT NO SLACKING!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It will still be a test of skill and wits and only the bestest, most awesomest of us will get…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...THE PRIZE!!!</text:p>
          </table:table-cell>
          <table:table-cell table:number-columns-repeated="4"/>
        </table:table-row>
        <table:table-row table:style-name="ro1">
          <table:table-cell table:style-name="ce3" office:value-type="string">
            <text:p>Lucy</text:p>
          </table:table-cell>
          <table:table-cell table:style-name="ce3" office:value-type="string">
            <text:p>Wooooow!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lex</text:p>
          </table:table-cell>
          <table:table-cell table:style-name="ce4" office:value-type="string">
            <text:p>YESSSS!</text:p>
          </table:table-cell>
          <table:table-cell table:number-columns-repeated="4"/>
        </table:table-row>
        <table:table-row table:style-name="ro1">
          <table:table-cell table:style-name="ce5" office:value-type="string">
            <text:p>Steph</text:p>
          </table:table-cell>
          <table:table-cell table:style-name="ce5" office:value-type="string">
            <text:p>I will so win this over all of you.</text:p>
          </table:table-cell>
          <table:table-cell table:number-columns-repeated="4"/>
        </table:table-row>
        <table:table-row table:style-name="ro1">
          <table:table-cell table:style-name="ce5" office:value-type="string">
            <text:p>Steph</text:p>
          </table:table-cell>
          <table:table-cell table:style-name="ce5" office:value-type="string">
            <text:p>You can already hang your heads in shame.</text:p>
          </table:table-cell>
          <table:table-cell table:number-columns-repeated="4"/>
        </table:table-row>
        <table:table-row table:style-name="ro1">
          <table:table-cell table:style-name="ce3" office:value-type="string">
            <text:p>Lucy</text:p>
          </table:table-cell>
          <table:table-cell table:style-name="ce3" office:value-type="string">
            <text:p>Yay! Go Steph, go Steph, GO!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lex</text:p>
          </table:table-cell>
          <table:table-cell table:style-name="ce4" office:value-type="string">
            <text:p>No, I will win! The cosmonaut will be victorious!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YAHAHAHA! YOU FOOLS THINK YOU HAVE A CHANCE?! I'm afraid I will have to teach you all!</text:p>
          </table:table-cell>
          <table:table-cell table:number-columns-repeated="4"/>
        </table:table-row>
        <table:table-row table:style-name="ro1">
          <table:table-cell table:style-name="ce1" office:value-type="string">
            <text:p>Jerry</text:p>
          </table:table-cell>
          <table:table-cell table:style-name="ce1" office:value-type="string">
            <text:p>Say that to my badge, big boss.</text:p>
          </table:table-cell>
          <table:table-cell table:number-columns-repeated="4"/>
        </table:table-row>
        <table:table-row table:style-name="ro1">
          <table:table-cell office:value-type="string">
            <text:p>Nicky</text:p>
          </table:table-cell>
          <table:table-cell office:value-type="string">
            <text:p>PAH! I let you win last time! Now, everthing has changed!</text:p>
          </table:table-cell>
          <table:table-cell table:number-columns-repeated="4"/>
        </table:table-row>
        <table:table-row table:style-name="ro1">
          <table:table-cell table:style-name="ce5" office:value-type="string">
            <text:p>Steph</text:p>
          </table:table-cell>
          <table:table-cell table:style-name="ce5" office:value-type="string">
            <text:p>Oh, you don't know how right you are…</text:p>
          </table:table-cell>
          <table:table-cell table:number-columns-repeated="4"/>
        </table:table-row>
      </table:table>
      <table:table table:name="Game1" table:style-name="ta1">
        <table:table-column table:style-name="co4" table:default-cell-style-name="ce7"/>
        <table:table-column table:style-name="co5" table:default-cell-style-name="ce10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 table:style-name="Default"/>
          <table:table-cell table:style-name="ce1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Beginning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Gang! We will start with an easy one! Ehehehe…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1" office:value-type="string" calcext:value-type="string">
            <text:p>Something's already smelly…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No.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What? I don't smell anything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heheh… IT IS A GAME OF INNER STRENGTH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UT AS LOUD AS YOU CAN!!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AAAAAARRR!!! HAHAHA!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You CHEAT! You're rigging this game in your favor?!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Nobody can shout as loud as you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't be sad, Jerry! I'm always the best anyway!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You get to train at home against a hundred brothers and sisters.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What about us? Especially Lucy.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I can shout!!! LOADS! LET'S!!!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YOOOAAAARRR!!!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GRAAAAAAAAAAAHHH!!!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RAAAAAAAAAHH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Y HEY HEY! Save your strength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shout one after the other and give each other scores!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15" office:value-type="string" calcext:value-type="string">
            <text:p>Highest score wins!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Outcome 1 – Fair Play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! ARE YOU ALREADY TIRED!? HAHAHAHA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COULD DO THIS AAAAAAALLLL DAAYYYYY!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Her voice is too powerful… I give up. You're amazing!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RAAAAARRAAAAAaaaahh… No more.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Bleeeehhhh… I don't like this game.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Psha! Just barely. Let's just go for the next one.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What's wrong, Steph? I had tons of fun!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Don't mind me. I'm just hungry.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We can ask my dad-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No, not again.</text:p>
          </table:table-cell>
          <table:table-cell table:number-columns-repeated="4"/>
        </table:table-row>
        <table:table-row table:style-name="ro1">
          <table:table-cell table:style-name="ce8"/>
          <table:table-cell table:style-name="ce15" office:value-type="string" calcext:value-type="string">
            <text:p>That won't be necessary! The next game will surely take care of that!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Outcome 2 – Unfair Play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Hahaha! Steph, are you trying to cheat us out of our points?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>
            <text:p>What? No! You were all just really bad, that's all!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Haha, very funny!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Don't jinx the games, you sweet potato!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2" office:value-type="string" calcext:value-type="string">
            <text:p>Her scoring was fair, I guess… We should be able to give our honest opinions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True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Fine. But no more funny stuff! I'm watching you, sweet potato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>
            <text:p>Don't talk about food… man, I'm hungry.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And you, design legend, don't make games that give you such an advantage!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Pfsht! Okay! I think I have just the right thing for both of you!</text:p>
          </table:table-cell>
          <table:table-cell table:number-columns-repeated="4"/>
        </table:table-row>
      </table:table>
      <table:table table:name="Game2" table:style-name="ta1">
        <table:table-column table:style-name="co6" table:default-cell-style-name="Default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tro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 wanted this to be the last game for today, but since Steph and Jerry are such otters about it-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Eh?</text:p>
          </table:table-cell>
          <table:table-cell table:style-name="ce1" office:value-type="string" calcext:value-type="string">
            <text:p>What?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'd say we propone this game. IT'S AN EATING CONTEST! WITH ICE CREAM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ET OUT! Awesooooommeeee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wesome! I love-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Hey, Jerry, what'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heheh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hehehehehehehehehehe…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he scares me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hose ey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hahahaha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he believes she won this round already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HAHAHAHA! YOU SILLY MORTAL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BELIEVE YOU STAND A CHANCE IN ANY ICE-CREAM-RELATED CONTEST?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We will adjust the amounts a bi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matter! Ice cream is the best food in the world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question about it! And I can eat any amount of it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ou're taking this too far, Jerry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no, let her have her delusions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How deep does this rabbithole go…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 have mastered the balancing for this game. It's going to be great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ucy, help me with the portions please. I need an honest Urvan for this.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come 1 – Fair Play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Oh boy! FINALLY! That was awesome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JAM! The ice cream in this country is phenomenal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Yahaha! True! Though I wish I could've had more…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e left a bit more for you for outside the contest, don't worry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hanks! Hey, Jerry, you managed to eat it all up! Impressiv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h! That was nothing! But thanks for the sentiment. Is there any more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t for you, gobble goblin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How does she not get sick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ou forgot? She will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d she never learns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oor thing…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come 2 – Unfair Play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Hey what the HELL was that all about!? How you dare mess with the divine?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y, Steph. You're starting to get really lame.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 don't want to play like this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hy are you doing that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emand a rematch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Come on! Broccoli is healthy, I was doing you favours! And it's not like you didn't fight back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, there is no rematch. We don't have enough ice cream. Thanks for that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Seriously?! Why am I so evil now? YOU THREW BACK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No more eating contest please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What do you complain about?! You had the smallest portion of us all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teph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shut up now, you know exactly he can't-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Booooh. You stink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Hey! Folks! Let's get to the next game!</text:p>
          </table:table-cell>
          <table:table-cell table:number-columns-repeated="4"/>
        </table:table-row>
      </table:table>
      <table:table table:name="Game3" table:style-name="ta1">
        <table:table-column table:style-name="co3" table:default-cell-style-name="ce7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22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2"/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/>
          <table:table-cell table:style-name="Default"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 table:style-name="Default"/>
          <table:table-cell table:style-name="ce1"/>
          <table:table-cell table:style-name="ce2" table:number-columns-repeated="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Intro – no cheating in level 2</text:p>
          </table:table-cell>
          <table:table-cell table:style-name="ce9"/>
          <table:table-cell table:number-columns-repeated="2"/>
          <table:table-cell table:style-name="ce6" office:value-type="string" calcext:value-type="string">
            <text:p>Intro – cheated in level 2</text:p>
          </table:table-cell>
          <table:table-cell table:style-name="ce9"/>
          <table:table-cell/>
        </table:table-row>
        <table:table-row table:style-name="ro1">
          <table:table-cell/>
          <table:table-cell table:style-name="ce11" office:value-type="string" calcext:value-type="string">
            <text:p>Alright! My forces have returned! What's next!? *strikes pose*</text:p>
          </table:table-cell>
          <table:table-cell table:number-columns-repeated="2"/>
          <table:table-cell table:style-name="ce7"/>
          <table:table-cell table:style-name="ce10" office:value-type="string" calcext:value-type="string">
            <text:p>So. Now that nobody is hungry any more, we can continue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Ah… I ate way too much icecream…</text:p>
          </table:table-cell>
          <table:table-cell table:number-columns-repeated="2"/>
          <table:table-cell table:style-name="ce7"/>
          <table:table-cell table:style-name="ce10" office:value-type="string" calcext:value-type="string">
            <text:p>Volleyball. And we're playing all against Steph.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VOLLEYBALL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Hey, that's no fair!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h lord, please no… no jum-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Isn't it? Like sabotage, you mean?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YAY! I'll bring the net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Oh, come on.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Why did you even propose that, furball… You always lose!</text:p>
          </table:table-cell>
          <table:table-cell table:number-columns-repeated="2"/>
          <table:table-cell table:style-name="ce7"/>
          <table:table-cell table:style-name="ce12" office:value-type="string" calcext:value-type="string">
            <text:p>You complain so much about money and food and then you throw it.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Nana! Don't discourage her! You're supposed to be a role model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Hey.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 don't care! I love playing with you all!</text:p>
          </table:table-cell>
          <table:table-cell table:number-columns-repeated="2"/>
          <table:table-cell table:style-name="ce7"/>
          <table:table-cell table:style-name="ce13" office:value-type="string" calcext:value-type="string">
            <text:p>Alex, don't be mean…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HUAARR! You will regret this decision, furball!</text:p>
          </table:table-cell>
          <table:table-cell table:number-columns-repeated="2"/>
          <table:table-cell table:style-name="ce7"/>
          <table:table-cell table:style-name="ce12" office:value-type="string" calcext:value-type="string">
            <text:p>I didn't start!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I'm going to destroy you! Play me!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I don't care! Don't ever say that again!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YAHAHA! I'll play with Jerry against you and Alex!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Leave him alone!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h my… I don't want to…</text:p>
          </table:table-cell>
          <table:table-cell table:number-columns-repeated="2"/>
          <table:table-cell table:style-name="ce7"/>
          <table:table-cell table:style-name="ce10" office:value-type="string" calcext:value-type="string">
            <text:p>HONK HONK! Now we all relax again! Yes, thank you!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You can sit back and watch me dominate the others, no problem.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Aiiii, ok, look. I apologize. For cheating and for being mean.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No! We will play a tournament… Every one of us against Steph!</text:p>
          </table:table-cell>
          <table:table-cell table:number-columns-repeated="2"/>
          <table:table-cell table:style-name="ce7"/>
          <table:table-cell table:style-name="ce13" office:value-type="string" calcext:value-type="string">
            <text:p>YES! Thank you! Alex?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It will be played out in duels.</text:p>
          </table:table-cell>
          <table:table-cell table:number-columns-repeated="2"/>
          <table:table-cell table:style-name="ce7"/>
          <table:table-cell table:style-name="ce12" office:value-type="string" calcext:value-type="string">
            <text:p>Grrr… Fine. I accept.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But that's not fair! I will play together with Steph!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Sweet! Then we can all play you now, right?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Don't worry about me, my trusty companion.</text:p>
          </table:table-cell>
          <table:table-cell table:number-columns-repeated="2"/>
          <table:table-cell table:style-name="ce7"/>
          <table:table-cell table:style-name="ce11" office:value-type="string" calcext:value-type="string">
            <text:p>Wait, what?</text:p>
          </table:table-cell>
          <table:table-cell/>
        </table:table-row>
        <table:table-row table:style-name="ro1">
          <table:table-cell table:style-name="ce8"/>
          <table:table-cell table:style-name="ce17" office:value-type="string" calcext:value-type="string">
            <text:p>The power of ambrosia is running through my veins! I can play!</text:p>
          </table:table-cell>
          <table:table-cell table:number-columns-repeated="2"/>
          <table:table-cell table:style-name="ce8"/>
          <table:table-cell table:style-name="ce15" office:value-type="string" calcext:value-type="string">
            <text:p>LET'S GO GO GO!!!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Outcome 1 – no cheating – lose</text:p>
          </table:table-cell>
          <table:table-cell table:style-name="ce18" table:number-columns-repeated="2"/>
          <table:table-cell table:style-name="ce9"/>
          <table:table-cell table:style-name="Default" office:value-type="string" calcext:value-type="string">
            <text:p>Outcome 3 – Cheated in level 2, not in level 3 – los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OOOOUUUH! The loudmouth loses!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Well, well well…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h shut up.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Don't you dare say a word…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wesome game, though! Volleyball is the best!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Well played!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Yeah! You were like Mila! Or was I…?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Please don't be sarcastic with me, furball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eheehee… Sure!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Be what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ther way, we were witnessing some awesome playing and I wish to thank all participants-</text:p>
          </table:table-cell>
          <table:table-cell/>
          <table:table-cell table:style-name="ce16"/>
          <table:table-cell/>
          <table:table-cell table:style-name="ce15" office:value-type="string" calcext:value-type="string">
            <text:p>No, you were good. And honest!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You're the big boss again?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Learned your lesso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the people wish that to be the case…</text:p>
          </table:table-cell>
          <table:table-cell/>
          <table:table-cell table:style-name="ce16"/>
          <table:table-cell/>
          <table:table-cell table:style-name="ce12" office:value-type="string" calcext:value-type="string">
            <text:p>This way is much better!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o.</text:p>
          </table:table-cell>
          <table:table-cell table:style-name="ce3" office:value-type="string" calcext:value-type="string">
            <text:p>Yes.</text:p>
          </table:table-cell>
          <table:table-cell table:style-name="ce12" office:value-type="string" calcext:value-type="string">
            <text:p>No.</text:p>
          </table:table-cell>
          <table:table-cell table:style-name="Default"/>
          <table:table-cell table:style-name="ce11" office:value-type="string" calcext:value-type="string">
            <text:p>I WILL NOT HEAR ANOTHER WORD FROM YOU! Let us continue with the program…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eems you're voted out, President Nicky.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Hahaha! Steph is bitter for losin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h! I don't need that anyhow! My vocation is apolitical!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Am not!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hy did you vote 'Yes', furball?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Yes you are! And you look so cute!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 couldn't vote 'No'! She's so cute all the time!</text:p>
          </table:table-cell>
          <table:table-cell/>
          <table:table-cell table:style-name="ce16"/>
          <table:table-cell/>
          <table:table-cell table:style-name="ce12" office:value-type="string" calcext:value-type="string">
            <text:p>Stop teasing, furball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ne day, the robot overlords will destroy humanity.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Not that I think it wasn't deserved, but yes. Don't press it further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ecause Lucy said 'Yes' to them.</text:p>
          </table:table-cell>
          <table:table-cell/>
          <table:table-cell table:style-name="ce16"/>
          <table:table-cell/>
          <table:table-cell table:style-name="ce15" office:value-type="string" calcext:value-type="string">
            <text:p>After this honest-to-goodness asskicking…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ey! No! Look! It's just…</text:p>
          </table:table-cell>
          <table:table-cell/>
          <table:table-cell table:style-name="ce16"/>
          <table:table-cell/>
          <table:table-cell table:style-name="ce14" office:value-type="string" calcext:value-type="string">
            <text:p>HEY! Language!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You're the most awesomest troupe ever and I want to be friends with all of you!</text:p>
          </table:table-cell>
          <table:table-cell/>
          <table:table-cell table:style-name="ce16"/>
          <table:table-cell/>
          <table:table-cell table:style-name="ce11" office:value-type="string" calcext:value-type="string">
            <text:p>Really, Nicky… There are kids present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t off her back. She's just the loveliest person on the planet, nothing wrong with that in my book.</text:p>
          </table:table-cell>
          <table:table-cell/>
          <table:table-cell table:style-name="ce16"/>
          <table:table-cell/>
          <table:table-cell table:style-name="ce15" office:value-type="string" calcext:value-type="string">
            <text:p>What? I'm only the fourth oldest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e isn't, and I appreciate the vote. I will do the best with it.</text:p>
          </table:table-cell>
          <table:table-cell/>
          <table:table-cell table:style-name="ce16"/>
          <table:table-cell/>
          <table:table-cell table:style-name="ce13" office:value-type="string" calcext:value-type="string">
            <text:p>Pah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w, for the last game you should follow me.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If you don't want to wreck the house, that is.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ooo!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 table:style-name="ce8"/>
          <table:table-cell table:style-name="ce19" office:value-type="string" calcext:value-type="string">
            <text:p>No, that'd be super expensive. Let's go.</text:p>
          </table:table-cell>
          <table:table-cell table:style-name="ce20"/>
          <table:table-cell table:style-name="ce21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Outcome 2 – no cheating – win</text:p>
          </table:table-cell>
          <table:table-cell table:style-name="ce18" table:number-columns-repeated="3"/>
          <table:table-cell table:style-name="ce9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UDMOUTH! I don't quite believe it! You win fair and square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Oh shut up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wesome game! Volleyball is the best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Yeah! You were like Mila! Or was I…?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eeheehee… Sure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ither way, we were witnessing some awesome playing and I wish to thank all participants-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You're the big boss again?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If the people wish that to be the case…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No.</text:p>
          </table:table-cell>
          <table:table-cell table:style-name="ce3" office:value-type="string" calcext:value-type="string">
            <text:p>Yes.</text:p>
          </table:table-cell>
          <table:table-cell table:style-name="ce3"/>
          <table:table-cell table:style-name="ce12" office:value-type="string" calcext:value-type="string">
            <text:p>No.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ems you're voted out, President Nicky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h! I don't need that anyhow! My vocation is apolitical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Why did you vote 'Yes', furball?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 couldn't vote 'No'! She's so cute all the time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One day, the robot overlords will destroy humanity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ecause Lucy said 'Yes' to them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ey! No! Look! It's just…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You're the most awesomest troupe ever and I want to be friends with all of you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et off her back. She's just the loveliest person on the planet, nothing wrong with that in my book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There isn't, and I appreciate the vote. I will do the best with it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w, for the last game you should follow me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If you don't want to wreck the house, that is.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Nooo!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table:style-name="ce8"/>
          <table:table-cell table:style-name="ce19" office:value-type="string" calcext:value-type="string">
            <text:p>No, that'd be super expensive. Let's go.</text:p>
          </table:table-cell>
          <table:table-cell table:style-name="ce20" table:number-columns-repeated="2"/>
          <table:table-cell table:style-name="ce21"/>
          <table:table-cell table:number-columns-repeated="2"/>
        </table:table-row>
      </table:table>
      <table:table table:name="Game4" table:style-name="ta1">
        <table:table-column table:style-name="co3" table:default-cell-style-name="Default"/>
        <table:table-column table:style-name="co13" table:default-cell-style-name="ce4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/>
          <table:table-cell table:style-name="ce1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tro – no cheating befor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e final game will be one of raw power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m powerful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 test of magical abilitie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m magical!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 fight against gravity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TE GRAVITY FOR BREAKFAST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What're you trying to make us do, Nicky?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ooh, I'm super excited! This is going to be the best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 can only imagine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*picks up stone* We cast our magic at the sea! Challenge the Elder God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WILL FEAR MY MAGICAL POWER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hat? What do we do? I don't like the sea…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on't worry, Lucy, we're not going to swim.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an you please be clear, Nicky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We don't go into the water. We just throw stones into it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urthest wins, both feet stick to the groun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*still in fantasy world* MAGICAL COSMONAAAAUUUT!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hat's… underwhelming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ames are not comprised of their mechanics alone, even if that is their distinguishing factor, you know?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reating a scenario is just as, if sometimes not even more important than a complex design.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ramed correctly, the simplest one can seem like the bestest most awesomest rite of passag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OOAAAAARRRRGGH!!!! *casts stones*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eah, right. Let's start before there are no more stones on the planet.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utcome 1 – Fair Play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'LL FINISH YOU, ELDER GODS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HAVE NO CHANCE AGAINST ALEX THE MAGICAL ASTRONAUT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He is ABSURDLY into this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y worldbuilding skills are incredible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hey're not. His imagination is just…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...admirabl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kay. I think I chased them away. There is no sign of them any more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he most beautiful mind…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o… what do we do about it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what about what?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orget about it. You defeated them, Alex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Yes! They're all dead now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't be silly, Steph. The Elder Gods are not comic book villain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are real. And immortal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aaah… really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s. But don't worry! You saw my magic! They don't dare to show themselves any more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hank you, Alex! I suppose we can go back home now.</text:p>
          </table:table-cell>
          <table:table-cell table:number-columns-repeated="4"/>
        </table:table-row>
      </table:table>
      <table:table table:name="Ending" table:style-name="ta1">
        <table:table-column table:style-name="co3" table:default-cell-style-name="Default"/>
        <table:table-column table:style-name="co14" table:default-cell-style-name="ce2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Jerry</text:p>
          </table:table-cell>
          <table:table-cell table:style-name="ce2" office:value-type="string" calcext:value-type="string">
            <text:p>Nicky</text:p>
          </table:table-cell>
          <table:table-cell table:style-name="ce3" office:value-type="string" calcext:value-type="string">
            <text:p>Lucy</text:p>
          </table:table-cell>
          <table:table-cell table:style-name="ce4" office:value-type="string" calcext:value-type="string">
            <text:p>Alex</text:p>
          </table:table-cell>
          <table:table-cell table:style-name="ce5" office:value-type="string" calcext:value-type="string">
            <text:p>Steph</text:p>
          </table:table-cell>
        </table:table-row>
        <table:table-row table:style-name="ro1">
          <table:table-cell/>
          <table:table-cell table:style-name="Default" office:value-type="string" calcext:value-type="string">
            <text:p>fad445</text:p>
          </table:table-cell>
          <table:table-cell office:value-type="string" calcext:value-type="string">
            <text:p>1ce2a5</text:p>
          </table:table-cell>
          <table:table-cell office:value-type="string" calcext:value-type="string">
            <text:p>e1e1e1</text:p>
          </table:table-cell>
          <table:table-cell office:value-type="string" calcext:value-type="string">
            <text:p>ce3233</text:p>
          </table:table-cell>
          <table:table-cell office:value-type="float" office:value="114398" calcext:value-type="float">
            <text:p>114398</text:p>
          </table:table-cell>
        </table:table-row>
        <table:table-row table:style-name="ro1">
          <table:table-cell/>
          <table:table-cell table:style-name="ce1"/>
          <table:table-cell table:style-name="ce2"/>
          <table:table-cell table:style-name="ce3"/>
          <table:table-cell table:style-name="ce4"/>
          <table:table-cell table:style-name="ce5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nding 1 – no cheating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Urvans! Was that an awesome day or what?!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Yay! Fantastic games, Nicky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Well, I'd appreciate it if we didn't have to play ONLY by your rul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, NOW you're saying that?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Well, you are kinda pushy about gam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's wrong with that?! You can push back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o, we can'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do you mean? You're doing it now! This is how this is supposed to work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icky, you can't be as aggressive with them as with your family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ll, what about you, then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they're so weak and helpless, why don't you stand up for them against my tyranny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'm not helpless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hat's not what I'm saying at all…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But we all have to carry our baggage, you know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know- wait, what are you saying?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Just… look out for that, pleas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hat about me? My baggage?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 know, I'm not saying that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ing home every evening as late as I can so I don't have to see them fight so much?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ared every day if my junkie brother and sister come back home?!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Hey, Steph was just saying that we're not as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, wait! You misunderstand. I'm not angry with you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 life should be total shit, but with these games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can't ruin them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You're not! I had loads fun!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Heehee, I want to throw more stuff!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It's true, it's not like we didn't have fun. Not at all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, you folks have a point. Let me sit on this for a while.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o, forget about it. All of it. It's pointles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think?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31.01.2016</text:date>, <text:time>13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3:48:41.482000000</meta:creation-date>
    <dc:date>2016-01-31T13:11:59.59</dc:date>
    <meta:editing-duration>PT2H11M9S</meta:editing-duration>
    <meta:editing-cycles>15</meta:editing-cycles>
    <meta:generator>OpenOffice/4.1.2$Win32 OpenOffice.org_project/412m3$Build-9782</meta:generator>
    <dc:creator>Gerald Schenke</dc:creator>
    <meta:document-statistic meta:table-count="6" meta:cell-count="426" meta:object-count="0"/>
  </office:meta>
</office:document-meta>
</file>